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P25" style:family="paragraph" style:parent-style-name="Standard">
      <style:text-properties officeooo:rsid="0019559b" officeooo:paragraph-rsid="00353ae6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34d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3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7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text:span text:style-name="T14">1de3</text:span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07:56:33.678886163</dc:date>
    <meta:editing-duration>PT2H17S</meta:editing-duration>
    <meta:editing-cycles>75</meta:editing-cycles>
    <meta:document-statistic meta:table-count="0" meta:image-count="0" meta:object-count="0" meta:page-count="1" meta:paragraph-count="21" meta:word-count="25" meta:character-count="1187" meta:non-whitespace-character-count="1183"/>
  </office:meta>
</office:document-meta>
</file>